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4B0C6AE58DC023C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d7" draw:marker-start="" draw:fill-color="#ffffff" draw:textarea-horizontal-align="justify" draw:textarea-vertical-align="middle" draw:auto-grow-height="false" fo:min-height="0.217cm" fo:min-width="13.544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.085cm" svg:height="15.797cm" svg:x="0cm" svg:y="-0.032cm">
          <draw:image xlink:href="Pictures/1000000000000780000004384B0C6AE58DC023C3.jpg" xlink:type="simple" xlink:show="embed" xlink:actuate="onLoad" loext:mime-type="image/jpeg">
            <text:p/>
          </draw:image>
        </draw:frame>
        <draw:custom-shape draw:style-name="gr2" draw:text-style-name="P2" draw:layer="layout" svg:width="28.086cm" svg:height="1.4cm" draw:transform="rotate (-3.14159265358979) translate (28.085cm 1.3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5:35:05.608390887</meta:creation-date>
    <dc:date>2020-09-30T15:45:49.328343146</dc:date>
    <meta:editing-duration>PT10M45S</meta:editing-duration>
    <meta:editing-cycles>2</meta:editing-cycles>
    <meta:generator>LibreOffice/6.4.5.2$Linux_X86_64 LibreOffice_project/40$Build-2</meta:generator>
    <meta:document-statistic meta:object-count="25"/>
  </office:meta>
</office:document-meta>
</file>